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ef8" officeooo:paragraph-rsid="0011ab86"/>
    </style:style>
    <style:style style:name="P2" style:family="paragraph" style:parent-style-name="Standard">
      <style:text-properties officeooo:rsid="00107ef8" officeooo:paragraph-rsid="00154503"/>
    </style:style>
    <style:style style:name="P3" style:family="paragraph" style:parent-style-name="Standard">
      <style:text-properties officeooo:rsid="00107ef8" officeooo:paragraph-rsid="0015b7b2"/>
    </style:style>
    <style:style style:name="P4" style:family="paragraph" style:parent-style-name="Standard">
      <style:text-properties fo:font-weight="bold" officeooo:rsid="00107ef8" officeooo:paragraph-rsid="0011ab86" style:font-weight-asian="bold" style:font-weight-complex="bold"/>
    </style:style>
    <style:style style:name="P5" style:family="paragraph" style:parent-style-name="Standard">
      <style:text-properties fo:font-weight="bold" officeooo:rsid="00107ef8" officeooo:paragraph-rsid="0012b25b" style:font-weight-asian="bold" style:font-weight-complex="bold"/>
    </style:style>
    <style:style style:name="P6" style:family="paragraph" style:parent-style-name="Standard">
      <style:text-properties fo:font-weight="bold" officeooo:rsid="00107ef8" officeooo:paragraph-rsid="001f07ad" style:font-weight-asian="bold" style:font-weight-complex="bold"/>
    </style:style>
    <style:style style:name="P7" style:family="paragraph" style:parent-style-name="Standard">
      <style:text-properties fo:font-weight="bold" officeooo:rsid="00107ef8" officeooo:paragraph-rsid="00216ddc" style:font-weight-asian="bold" style:font-weight-complex="bold"/>
    </style:style>
    <style:style style:name="P8" style:family="paragraph" style:parent-style-name="Standard">
      <style:text-properties fo:font-weight="bold" officeooo:rsid="00107ef8" officeooo:paragraph-rsid="0027f375" style:font-weight-asian="bold" style:font-weight-complex="bold"/>
    </style:style>
    <style:style style:name="P9" style:family="paragraph" style:parent-style-name="Standard">
      <style:text-properties fo:font-weight="bold" officeooo:rsid="00107ef8" officeooo:paragraph-rsid="002c4903" style:font-weight-asian="bold" style:font-weight-complex="bold"/>
    </style:style>
    <style:style style:name="P10" style:family="paragraph" style:parent-style-name="Standard">
      <style:text-properties fo:font-weight="bold" officeooo:rsid="00107ef8" officeooo:paragraph-rsid="00278430" style:font-weight-asian="bold" style:font-weight-complex="bold"/>
    </style:style>
    <style:style style:name="P11" style:family="paragraph" style:parent-style-name="Standard">
      <style:text-properties fo:font-weight="bold" officeooo:rsid="00107ef8" officeooo:paragraph-rsid="00331be4" style:font-weight-asian="bold" style:font-weight-complex="bold"/>
    </style:style>
    <style:style style:name="P12" style:family="paragraph" style:parent-style-name="Standard">
      <style:text-properties fo:font-weight="bold" officeooo:rsid="0014d8c4" officeooo:paragraph-rsid="0014d8c4" style:font-weight-asian="bold" style:font-weight-complex="bold"/>
    </style:style>
    <style:style style:name="P13" style:family="paragraph" style:parent-style-name="Standard">
      <style:text-properties fo:font-weight="bold" officeooo:paragraph-rsid="002f51ad" style:font-weight-asian="bold" style:font-weight-complex="bold"/>
    </style:style>
    <style:style style:name="P14" style:family="paragraph" style:parent-style-name="Standard">
      <style:text-properties officeooo:paragraph-rsid="0011ab86"/>
    </style:style>
    <style:style style:name="P15" style:family="paragraph" style:parent-style-name="Standard">
      <style:text-properties officeooo:paragraph-rsid="00154503"/>
    </style:style>
    <style:style style:name="P16" style:family="paragraph" style:parent-style-name="Standard">
      <style:text-properties officeooo:paragraph-rsid="001be98f"/>
    </style:style>
    <style:style style:name="P17" style:family="paragraph" style:parent-style-name="Standard">
      <style:text-properties fo:font-weight="normal" officeooo:rsid="00107ef8" officeooo:paragraph-rsid="00278430" style:font-weight-asian="normal" style:font-weight-complex="normal"/>
    </style:style>
    <style:style style:name="P18" style:family="paragraph" style:parent-style-name="Standard">
      <style:text-properties fo:font-weight="normal" officeooo:rsid="0023a585" officeooo:paragraph-rsid="0023a585" style:font-weight-asian="normal" style:font-weight-complex="normal"/>
    </style:style>
    <style:style style:name="P19" style:family="paragraph" style:parent-style-name="Standard">
      <style:text-properties fo:font-weight="normal" officeooo:rsid="0023a585" officeooo:paragraph-rsid="0025601d" style:font-weight-asian="normal" style:font-weight-complex="normal"/>
    </style:style>
    <style:style style:name="P20" style:family="paragraph" style:parent-style-name="Standard">
      <style:text-properties fo:font-weight="normal" officeooo:rsid="0027f375" officeooo:paragraph-rsid="0027f375" style:font-weight-asian="normal" style:font-weight-complex="normal"/>
    </style:style>
    <style:style style:name="P21" style:family="paragraph" style:parent-style-name="Standard">
      <style:text-properties fo:font-weight="normal" officeooo:rsid="002f406a" officeooo:paragraph-rsid="002f406a" style:font-weight-asian="normal" style:font-weight-complex="normal"/>
    </style:style>
    <style:style style:name="P22" style:family="paragraph" style:parent-style-name="Standard">
      <style:text-properties fo:font-weight="normal" officeooo:rsid="003047fe" officeooo:paragraph-rsid="00348a37" style:font-weight-asian="normal" style:font-weight-complex="normal"/>
    </style:style>
    <style:style style:name="P23" style:family="paragraph" style:parent-style-name="Standard">
      <style:text-properties fo:font-weight="normal" officeooo:rsid="002f3940" officeooo:paragraph-rsid="00331be4" style:font-weight-asian="normal" style:font-weight-complex="normal"/>
    </style:style>
    <style:style style:name="P24" style:family="paragraph" style:parent-style-name="Standard">
      <style:text-properties officeooo:paragraph-rsid="0025601d"/>
    </style:style>
    <style:style style:name="P25" style:family="paragraph" style:parent-style-name="Standard">
      <style:text-properties officeooo:paragraph-rsid="0027f375"/>
    </style:style>
    <style:style style:name="P26" style:family="paragraph" style:parent-style-name="Standard">
      <style:text-properties officeooo:paragraph-rsid="002c4903"/>
    </style:style>
    <style:style style:name="P27" style:family="paragraph" style:parent-style-name="Standard">
      <style:text-properties officeooo:rsid="0019ea8b" officeooo:paragraph-rsid="0019ea8b"/>
    </style:style>
    <style:style style:name="P28" style:family="paragraph" style:parent-style-name="Standard">
      <style:text-properties officeooo:rsid="0019ea8b" officeooo:paragraph-rsid="002f3940"/>
    </style:style>
    <style:style style:name="P29" style:family="paragraph" style:parent-style-name="Standard">
      <style:text-properties officeooo:rsid="0019ea8b" officeooo:paragraph-rsid="002f406a"/>
    </style:style>
    <style:style style:name="P30" style:family="paragraph" style:parent-style-name="Standard">
      <style:text-properties officeooo:rsid="0019ea8b" officeooo:paragraph-rsid="002ffc2a"/>
    </style:style>
    <style:style style:name="P31" style:family="paragraph" style:parent-style-name="Standard">
      <style:text-properties officeooo:paragraph-rsid="002ffc2a"/>
    </style:style>
    <style:style style:name="P32" style:family="paragraph" style:parent-style-name="Standard">
      <style:text-properties officeooo:paragraph-rsid="00107ef8"/>
    </style:style>
    <style:style style:name="P33" style:family="paragraph" style:parent-style-name="Standard">
      <style:text-properties officeooo:paragraph-rsid="00348a37"/>
    </style:style>
    <style:style style:name="P34" style:family="paragraph" style:parent-style-name="Standard">
      <style:text-properties fo:language="cs" fo:country="CZ" fo:font-weight="normal" officeooo:rsid="0034b76a" officeooo:paragraph-rsid="0034b76a" style:font-weight-asian="normal" style:font-weight-complex="normal"/>
    </style:style>
    <style:style style:name="P35" style:family="paragraph" style:parent-style-name="Standard">
      <style:text-properties style:font-name="Liberation Serif" fo:font-size="12pt" style:font-size-asian="12pt" style:font-size-complex="12pt"/>
    </style:style>
    <style:style style:name="P36" style:family="paragraph" style:parent-style-name="Standard">
      <style:text-properties style:font-name="Liberation Serif" fo:font-size="12pt" officeooo:paragraph-rsid="003531ff" style:font-size-asian="12pt" style:font-size-complex="12pt"/>
    </style:style>
    <style:style style:name="P37" style:family="paragraph" style:parent-style-name="Standard">
      <style:text-properties style:font-name="Liberation Serif" fo:font-size="12pt" fo:language="en" fo:country="US" officeooo:rsid="00365d08" officeooo:paragraph-rsid="00365d08" style:font-size-asian="12pt" style:font-size-complex="12pt"/>
    </style:style>
    <style:style style:name="P38" style:family="paragraph" style:parent-style-name="Standard">
      <style:text-properties style:font-name="Liberation Serif" fo:font-size="12pt" fo:language="en" fo:country="US" officeooo:rsid="00365d08" officeooo:paragraph-rsid="00380adb" style:font-size-asian="12pt" style:font-size-complex="12pt"/>
    </style:style>
    <style:style style:name="P39" style:family="paragraph" style:parent-style-name="Standard">
      <style:text-properties style:font-name="Liberation Serif" fo:font-size="12pt" fo:language="en" fo:country="US" fo:font-weight="normal" officeooo:rsid="00365d08" officeooo:paragraph-rsid="00365d08" style:font-size-asian="12pt" style:font-weight-asian="normal" style:font-size-complex="12pt" style:font-weight-complex="normal"/>
    </style:style>
    <style:style style:name="P40" style:family="paragraph" style:parent-style-name="Standard">
      <style:text-properties fo:language="en" fo:country="US" fo:font-weight="normal" officeooo:rsid="00348a37" officeooo:paragraph-rsid="00348a37" style:font-weight-asian="normal" style:font-weight-complex="normal"/>
    </style:style>
    <style:style style:name="P41" style:family="paragraph" style:parent-style-name="Standard">
      <style:text-properties fo:color="#000000" loext:opacity="100%" style:font-name="Consolas" fo:font-size="12pt" fo:language="en" fo:country="US" officeooo:rsid="003531ff" officeooo:paragraph-rsid="003531ff" style:font-size-asian="12pt" style:font-size-complex="12pt"/>
    </style:style>
    <style:style style:name="P42" style:family="paragraph" style:parent-style-name="Standard">
      <style:text-properties officeooo:rsid="003531ff" officeooo:paragraph-rsid="003531ff"/>
    </style:style>
    <style:style style:name="P43" style:family="paragraph" style:parent-style-name="Standard">
      <style:text-properties officeooo:paragraph-rsid="003aa214"/>
    </style:style>
    <style:style style:name="P44" style:family="paragraph" style:parent-style-name="Standard">
      <style:text-properties officeooo:paragraph-rsid="003b27bb"/>
    </style:style>
    <style:style style:name="P45" style:family="paragraph" style:parent-style-name="Standard">
      <style:text-properties officeooo:paragraph-rsid="003ce42c"/>
    </style:style>
    <style:style style:name="P46" style:family="paragraph" style:parent-style-name="Standard">
      <style:text-properties officeooo:paragraph-rsid="003e4ebe"/>
    </style:style>
    <style:style style:name="P47" style:family="paragraph" style:parent-style-name="Standard">
      <style:paragraph-properties fo:break-before="page"/>
      <style:text-properties fo:font-weight="bold" officeooo:rsid="00107ef8" officeooo:paragraph-rsid="0012b25b" style:font-weight-asian="bold" style:font-weight-complex="bold"/>
    </style:style>
    <style:style style:name="P48" style:family="paragraph" style:parent-style-name="Standard">
      <style:paragraph-properties fo:break-before="page"/>
      <style:text-properties fo:font-weight="bold" officeooo:rsid="00107ef8" officeooo:paragraph-rsid="0011ab86" style:font-weight-asian="bold" style:font-weight-complex="bold"/>
    </style:style>
    <style:style style:name="P49" style:family="paragraph" style:parent-style-name="Standard">
      <style:paragraph-properties fo:break-before="page"/>
      <style:text-properties fo:font-weight="bold" officeooo:rsid="0019be7a" officeooo:paragraph-rsid="0019be7a" style:font-weight-asian="bold" style:font-weight-complex="bold"/>
    </style:style>
    <style:style style:name="P50" style:family="paragraph" style:parent-style-name="Standard">
      <style:paragraph-properties fo:break-before="page"/>
      <style:text-properties fo:font-weight="bold" officeooo:rsid="0014d8c4" officeooo:paragraph-rsid="0014d8c4" style:font-weight-asian="bold" style:font-weight-complex="bold"/>
    </style:style>
    <style:style style:name="P51" style:family="paragraph" style:parent-style-name="Standard">
      <style:paragraph-properties fo:break-before="page"/>
      <style:text-properties fo:font-weight="bold" officeooo:rsid="0019ea8b" officeooo:paragraph-rsid="0019ea8b" style:font-weight-asian="bold" style:font-weight-complex="bold"/>
    </style:style>
    <style:style style:name="P52" style:family="paragraph" style:parent-style-name="Standard">
      <style:paragraph-properties fo:break-before="page"/>
      <style:text-properties fo:font-weight="bold" officeooo:rsid="0019ea8b" officeooo:paragraph-rsid="002f406a" style:font-weight-asian="bold" style:font-weight-complex="bold"/>
    </style:style>
    <style:style style:name="P53" style:family="paragraph" style:parent-style-name="Standard">
      <style:paragraph-properties fo:break-before="page"/>
      <style:text-properties officeooo:paragraph-rsid="00278430"/>
    </style:style>
    <style:style style:name="P54" style:family="paragraph" style:parent-style-name="Standard">
      <style:paragraph-properties fo:break-before="page"/>
      <style:text-properties fo:language="en" fo:country="US" fo:font-weight="bold" officeooo:rsid="00331be4" officeooo:paragraph-rsid="00331be4" style:font-weight-asian="bold" style:font-weight-complex="bold"/>
    </style:style>
    <style:style style:name="P55" style:family="paragraph" style:parent-style-name="Standard">
      <style:paragraph-properties fo:break-before="page"/>
      <style:text-properties fo:language="cs" fo:country="CZ" fo:font-weight="bold" officeooo:rsid="0034b76a" officeooo:paragraph-rsid="0034b76a" style:font-weight-asian="bold" style:font-weight-complex="bold"/>
    </style:style>
    <style:style style:name="P56" style:family="paragraph" style:parent-style-name="Standard">
      <style:text-properties fo:language="en" fo:country="US" fo:font-weight="normal" officeooo:rsid="003aa214" officeooo:paragraph-rsid="003aa214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03b27bb" officeooo:paragraph-rsid="003b27bb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03ce42c" officeooo:paragraph-rsid="003ce42c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0348a37" officeooo:paragraph-rsid="003fffb6" style:font-weight-asian="normal" style:font-weight-complex="normal"/>
    </style:style>
    <style:style style:name="P60" style:family="paragraph" style:parent-style-name="Standard">
      <style:text-properties officeooo:paragraph-rsid="003e4ebe"/>
    </style:style>
    <style:style style:name="P61" style:family="paragraph" style:parent-style-name="Standard">
      <style:text-properties officeooo:paragraph-rsid="003fffb6"/>
    </style:style>
    <style:style style:name="P62" style:family="paragraph" style:parent-style-name="Standard">
      <style:text-properties officeooo:paragraph-rsid="003ce42c"/>
    </style:style>
    <style:style style:name="P63" style:family="paragraph" style:parent-style-name="Standard">
      <style:text-properties officeooo:paragraph-rsid="0040c880"/>
    </style:style>
    <style:style style:name="P64" style:family="paragraph" style:parent-style-name="Standard">
      <style:text-properties officeooo:paragraph-rsid="00427b5f"/>
    </style:style>
    <style:style style:name="P65" style:family="paragraph" style:parent-style-name="Standard">
      <style:text-properties officeooo:paragraph-rsid="001dea8d"/>
    </style:style>
    <style:style style:name="P66" style:family="paragraph" style:parent-style-name="Standard">
      <style:text-properties fo:font-weight="normal" officeooo:rsid="00107ef8" officeooo:paragraph-rsid="0043cbc1" style:font-weight-asian="normal" style:font-weight-complex="normal"/>
    </style:style>
    <style:style style:name="P67" style:family="paragraph" style:parent-style-name="Standard">
      <style:text-properties fo:font-weight="bold" officeooo:paragraph-rsid="001be98f" style:font-weight-asian="bold" style:font-weight-complex="bold"/>
    </style:style>
    <style:style style:name="T1" style:family="text">
      <style:text-properties officeooo:rsid="0012b25b"/>
    </style:style>
    <style:style style:name="T2" style:family="text">
      <style:text-properties officeooo:rsid="00136edd"/>
    </style:style>
    <style:style style:name="T3" style:family="text">
      <style:text-properties officeooo:rsid="0014d8c4"/>
    </style:style>
    <style:style style:name="T4" style:family="text">
      <style:text-properties officeooo:rsid="00154503"/>
    </style:style>
    <style:style style:name="T5" style:family="text">
      <style:text-properties fo:font-weight="bold" officeooo:rsid="0014d8c4" style:font-weight-asian="bold" style:font-weight-complex="bold"/>
    </style:style>
    <style:style style:name="T6" style:family="text">
      <style:text-properties fo:font-weight="bold" officeooo:rsid="00154503" style:font-weight-asian="bold" style:font-weight-complex="bold"/>
    </style:style>
    <style:style style:name="T7" style:family="text">
      <style:text-properties fo:font-weight="bold" officeooo:rsid="001be98f" style:font-weight-asian="bold" style:font-weight-complex="bold"/>
    </style:style>
    <style:style style:name="T8" style:family="text">
      <style:text-properties fo:font-weight="bold" officeooo:rsid="001ce252" style:font-weight-asian="bold" style:font-weight-complex="bold"/>
    </style:style>
    <style:style style:name="T9" style:family="text">
      <style:text-properties fo:font-weight="bold" officeooo:rsid="001dea8d" style:font-weight-asian="bold" style:font-weight-complex="bold"/>
    </style:style>
    <style:style style:name="T10" style:family="text">
      <style:text-properties fo:font-weight="bold" officeooo:rsid="001f07ad" style:font-weight-asian="bold" style:font-weight-complex="bold"/>
    </style:style>
    <style:style style:name="T11" style:family="text">
      <style:text-properties fo:font-weight="bold" officeooo:rsid="0025a3ed" style:font-weight-asian="bold" style:font-weight-complex="bold"/>
    </style:style>
    <style:style style:name="T12" style:family="text">
      <style:text-properties fo:font-weight="bold" officeooo:rsid="00107ef8" style:font-weight-asian="bold" style:font-weight-complex="bold"/>
    </style:style>
    <style:style style:name="T13" style:family="text">
      <style:text-properties fo:font-weight="bold" officeooo:rsid="002f51ad" style:font-weight-asian="bold" style:font-weight-complex="bold"/>
    </style:style>
    <style:style style:name="T14" style:family="text">
      <style:text-properties fo:font-weight="bold" officeooo:rsid="00202e38" style:font-weight-asian="bold" style:font-weight-complex="bold"/>
    </style:style>
    <style:style style:name="T15" style:family="text">
      <style:text-properties fo:font-weight="bold" officeooo:rsid="002ffc2a" style:font-weight-asian="bold" style:font-weight-complex="bold"/>
    </style:style>
    <style:style style:name="T16" style:family="text">
      <style:text-properties fo:font-weight="bold" officeooo:rsid="0027f375" style:font-weight-asian="bold" style:font-weight-complex="bold"/>
    </style:style>
    <style:style style:name="T17" style:family="text">
      <style:text-properties fo:font-weight="bold" officeooo:rsid="003e4ebe" style:font-weight-asian="bold" style:font-weight-complex="bold"/>
    </style:style>
    <style:style style:name="T18" style:family="text">
      <style:text-properties fo:font-weight="bold" officeooo:rsid="0023a585" style:font-weight-asian="bold" style:font-weight-complex="bold"/>
    </style:style>
    <style:style style:name="T19" style:family="text">
      <style:text-properties fo:font-weight="bold" officeooo:rsid="00278430" style:font-weight-asian="bold" style:font-weight-complex="bold"/>
    </style:style>
    <style:style style:name="T20" style:family="text">
      <style:text-properties officeooo:rsid="00107ef8"/>
    </style:style>
    <style:style style:name="T21" style:family="text">
      <style:text-properties officeooo:rsid="0015b7b2"/>
    </style:style>
    <style:style style:name="T22" style:family="text">
      <style:text-properties officeooo:rsid="0017869d"/>
    </style:style>
    <style:style style:name="T23" style:family="text">
      <style:text-properties officeooo:rsid="0018cbe8"/>
    </style:style>
    <style:style style:name="T24" style:family="text">
      <style:text-properties officeooo:rsid="00202e38"/>
    </style:style>
    <style:style style:name="T25" style:family="text">
      <style:text-properties officeooo:rsid="00216ddc"/>
    </style:style>
    <style:style style:name="T26" style:family="text">
      <style:text-properties officeooo:rsid="0022ad4a"/>
    </style:style>
    <style:style style:name="T27" style:family="text">
      <style:text-properties officeooo:rsid="0023a58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07ef8" style:font-weight-asian="normal" style:font-weight-complex="normal"/>
    </style:style>
    <style:style style:name="T30" style:family="text">
      <style:text-properties fo:font-weight="normal" officeooo:rsid="0023a585" style:font-weight-asian="normal" style:font-weight-complex="normal"/>
    </style:style>
    <style:style style:name="T31" style:family="text">
      <style:text-properties fo:font-weight="normal" officeooo:rsid="00278430" style:font-weight-asian="normal" style:font-weight-complex="normal"/>
    </style:style>
    <style:style style:name="T32" style:family="text">
      <style:text-properties fo:font-weight="normal" officeooo:rsid="0027f375" style:font-weight-asian="normal" style:font-weight-complex="normal"/>
    </style:style>
    <style:style style:name="T33" style:family="text">
      <style:text-properties fo:font-weight="normal" officeooo:rsid="0029679b" style:font-weight-asian="normal" style:font-weight-complex="normal"/>
    </style:style>
    <style:style style:name="T34" style:family="text">
      <style:text-properties fo:font-weight="normal" officeooo:rsid="002ca8b2" style:font-weight-asian="normal" style:font-weight-complex="normal"/>
    </style:style>
    <style:style style:name="T35" style:family="text">
      <style:text-properties fo:font-weight="normal" officeooo:rsid="002f3940" style:font-weight-asian="normal" style:font-weight-complex="normal"/>
    </style:style>
    <style:style style:name="T36" style:family="text">
      <style:text-properties fo:font-weight="normal" officeooo:rsid="0017869d" style:font-weight-asian="normal" style:font-weight-complex="normal"/>
    </style:style>
    <style:style style:name="T37" style:family="text">
      <style:text-properties fo:font-weight="normal" officeooo:rsid="002f406a" style:font-weight-asian="normal" style:font-weight-complex="normal"/>
    </style:style>
    <style:style style:name="T38" style:family="text">
      <style:text-properties fo:font-weight="normal" officeooo:rsid="003531ff" style:font-weight-asian="normal" style:font-weight-complex="normal"/>
    </style:style>
    <style:style style:name="T39" style:family="text">
      <style:text-properties fo:font-weight="normal" officeooo:rsid="00380adb" style:font-weight-asian="normal" style:font-weight-complex="normal"/>
    </style:style>
    <style:style style:name="T40" style:family="text">
      <style:text-properties officeooo:rsid="0025601d"/>
    </style:style>
    <style:style style:name="T41" style:family="text">
      <style:text-properties officeooo:rsid="00278430"/>
    </style:style>
    <style:style style:name="T42" style:family="text">
      <style:text-properties officeooo:rsid="0027f375"/>
    </style:style>
    <style:style style:name="T43" style:family="text">
      <style:text-properties officeooo:rsid="002a4ec9"/>
    </style:style>
    <style:style style:name="T44" style:family="text">
      <style:text-properties officeooo:rsid="002bdc15"/>
    </style:style>
    <style:style style:name="T45" style:family="text">
      <style:text-properties officeooo:rsid="002c4903"/>
    </style:style>
    <style:style style:name="T46" style:family="text">
      <style:text-properties officeooo:rsid="002e6eeb"/>
    </style:style>
    <style:style style:name="T47" style:family="text">
      <style:text-properties officeooo:rsid="002f3940"/>
    </style:style>
    <style:style style:name="T48" style:family="text">
      <style:text-properties officeooo:rsid="002f406a"/>
    </style:style>
    <style:style style:name="T49" style:family="text">
      <style:text-properties officeooo:rsid="002f51ad"/>
    </style:style>
    <style:style style:name="T50" style:family="text">
      <style:text-properties officeooo:rsid="003047fe"/>
    </style:style>
    <style:style style:name="T51" style:family="text">
      <style:text-properties fo:language="en" fo:country="US" officeooo:rsid="00348a37"/>
    </style:style>
    <style:style style:name="T52" style:family="text">
      <style:text-properties fo:language="en" fo:country="US" fo:font-weight="bold" officeooo:rsid="0014d8c4" style:font-weight-asian="bold" style:font-weight-complex="bold"/>
    </style:style>
    <style:style style:name="T53" style:family="text">
      <style:text-properties fo:language="en" fo:country="US" fo:font-weight="bold" officeooo:rsid="00348a37" style:font-weight-asian="bold" style:font-weight-complex="bold"/>
    </style:style>
    <style:style style:name="T54" style:family="text">
      <style:text-properties fo:language="en" fo:country="US" fo:font-weight="bold" officeooo:rsid="003aa214" style:font-weight-asian="bold" style:font-weight-complex="bold"/>
    </style:style>
    <style:style style:name="T55" style:family="text">
      <style:text-properties fo:language="en" fo:country="US" fo:font-weight="bold" officeooo:rsid="003ce42c" style:font-weight-asian="bold" style:font-weight-complex="bold"/>
    </style:style>
    <style:style style:name="T56" style:family="text">
      <style:text-properties fo:language="en" fo:country="US" fo:font-weight="bold" officeooo:rsid="003fffb6" style:font-weight-asian="bold" style:font-weight-complex="bold"/>
    </style:style>
    <style:style style:name="T57" style:family="text">
      <style:text-properties fo:language="en" fo:country="US" officeooo:rsid="002f3940"/>
    </style:style>
    <style:style style:name="T58" style:family="text">
      <style:text-properties fo:language="en" fo:country="US" fo:font-weight="normal" officeooo:rsid="003531ff" style:font-weight-asian="normal" style:font-weight-complex="normal"/>
    </style:style>
    <style:style style:name="T59" style:family="text">
      <style:text-properties fo:language="en" fo:country="US" fo:font-weight="normal" officeooo:rsid="00380adb" style:font-weight-asian="normal" style:font-weight-complex="normal"/>
    </style:style>
    <style:style style:name="T60" style:family="text">
      <style:text-properties fo:language="en" fo:country="US" fo:font-weight="normal" officeooo:rsid="002f3940" style:font-weight-asian="normal" style:font-weight-complex="normal"/>
    </style:style>
    <style:style style:name="T61" style:family="text">
      <style:text-properties fo:language="en" fo:country="US" fo:font-weight="normal" officeooo:rsid="003aa214" style:font-weight-asian="normal" style:font-weight-complex="normal"/>
    </style:style>
    <style:style style:name="T62" style:family="text">
      <style:text-properties fo:language="en" fo:country="US" fo:font-weight="normal" officeooo:rsid="003b27bb" style:font-weight-asian="normal" style:font-weight-complex="normal"/>
    </style:style>
    <style:style style:name="T63" style:family="text">
      <style:text-properties fo:language="en" fo:country="US" fo:font-weight="normal" officeooo:rsid="003ce42c" style:font-weight-asian="normal" style:font-weight-complex="normal"/>
    </style:style>
    <style:style style:name="T64" style:family="text">
      <style:text-properties fo:language="en" fo:country="US" fo:font-weight="normal" officeooo:rsid="003e4ebe" style:font-weight-asian="normal" style:font-weight-complex="normal"/>
    </style:style>
    <style:style style:name="T65" style:family="text">
      <style:text-properties fo:language="en" fo:country="US" fo:font-weight="normal" officeooo:rsid="003fffb6" style:font-weight-asian="normal" style:font-weight-complex="normal"/>
    </style:style>
    <style:style style:name="T66" style:family="text">
      <style:text-properties fo:language="en" fo:country="US" fo:font-weight="normal" officeooo:rsid="00427b5f" style:font-weight-asian="normal" style:font-weight-complex="normal"/>
    </style:style>
    <style:style style:name="T67" style:family="text">
      <style:text-properties fo:language="en" fo:country="US" officeooo:rsid="003531ff"/>
    </style:style>
    <style:style style:name="T68" style:family="text">
      <style:text-properties fo:language="en" fo:country="US" officeooo:rsid="00380adb"/>
    </style:style>
    <style:style style:name="T69" style:family="text">
      <style:text-properties fo:language="cs" fo:country="CZ" fo:font-weight="normal" officeooo:rsid="0034b76a" style:font-weight-asian="normal" style:font-weight-complex="normal"/>
    </style:style>
    <style:style style:name="T70" style:family="text">
      <style:text-properties fo:language="cs" fo:country="CZ" fo:font-weight="normal" officeooo:rsid="003531ff" style:font-weight-asian="normal" style:font-weight-complex="normal"/>
    </style:style>
    <style:style style:name="T71" style:family="text">
      <style:text-properties fo:language="cs" fo:country="CZ" fo:font-weight="normal" officeooo:rsid="00380adb" style:font-weight-asian="normal" style:font-weight-complex="normal"/>
    </style:style>
    <style:style style:name="T72" style:family="text">
      <style:text-properties fo:language="cs" fo:country="CZ" fo:font-weight="bold" officeooo:rsid="003aa214" style:font-weight-asian="bold" style:font-weight-complex="bold"/>
    </style:style>
    <style:style style:name="T73" style:family="text">
      <style:text-properties fo:language="cs" fo:country="CZ" fo:font-weight="bold" officeooo:rsid="003b27bb" style:font-weight-asian="bold" style:font-weight-complex="bold"/>
    </style:style>
    <style:style style:name="T74" style:family="text">
      <style:text-properties fo:language="cs" fo:country="CZ" fo:font-weight="bold" officeooo:rsid="003ce42c" style:font-weight-asian="bold" style:font-weight-complex="bold"/>
    </style:style>
    <style:style style:name="T75" style:family="text">
      <style:text-properties fo:language="cs" fo:country="CZ" fo:font-weight="bold" officeooo:rsid="003e4ebe" style:font-weight-asian="bold" style:font-weight-complex="bold"/>
    </style:style>
    <style:style style:name="T76" style:family="text">
      <style:text-properties fo:language="cs" fo:country="CZ" fo:font-weight="bold" officeooo:rsid="003fffb6" style:font-weight-asian="bold" style:font-weight-complex="bold"/>
    </style:style>
    <style:style style:name="T77" style:family="text">
      <style:text-properties fo:language="cs" fo:country="CZ" fo:font-weight="bold" officeooo:rsid="0040c880" style:font-weight-asian="bold" style:font-weight-complex="bold"/>
    </style:style>
    <style:style style:name="T78" style:family="text">
      <style:text-properties fo:language="cs" fo:country="CZ" fo:font-weight="bold" officeooo:rsid="00427b5f" style:font-weight-asian="bold" style:font-weight-complex="bold"/>
    </style:style>
    <style:style style:name="T79" style:family="text">
      <style:text-properties officeooo:rsid="003531ff"/>
    </style:style>
    <style:style style:name="T80" style:family="text">
      <style:text-properties fo:color="#000000" loext:opacity="100%"/>
    </style:style>
    <style:style style:name="T81" style:family="text">
      <style:text-properties fo:color="#000000" loext:opacity="100%" style:font-name="Consolas"/>
    </style:style>
    <style:style style:name="T82" style:family="text">
      <style:text-properties fo:color="#000000" loext:opacity="100%" style:font-name="Consolas" fo:language="en" fo:country="US" officeooo:rsid="003531ff"/>
    </style:style>
    <style:style style:name="T83" style:family="text">
      <style:text-properties fo:color="#000000" loext:opacity="100%" style:font-name="Consolas" fo:font-size="12pt" fo:language="en" fo:country="US" style:font-size-asian="12pt" style:font-size-complex="12pt"/>
    </style:style>
    <style:style style:name="T84" style:family="text">
      <style:text-properties fo:color="#000000" loext:opacity="100%" style:font-name="Consolas" fo:font-size="12pt" fo:language="en" fo:country="US" officeooo:rsid="00380adb" style:font-size-asian="12pt" style:font-size-complex="12pt"/>
    </style:style>
    <style:style style:name="T85" style:family="text">
      <style:text-properties fo:color="#000000" loext:opacity="100%" fo:font-weight="normal" style:font-weight-asian="normal" style:font-weight-complex="normal"/>
    </style:style>
    <style:style style:name="T86" style:family="text">
      <style:text-properties officeooo:rsid="00380adb"/>
    </style:style>
    <style:style style:name="T87" style:family="text">
      <style:text-properties officeooo:rsid="003fffb6"/>
    </style:style>
    <style:style style:name="T88" style:family="text">
      <style:text-properties officeooo:rsid="0043cbc1"/>
    </style:style>
    <style:style style:name="T89" style:family="text">
      <style:text-properties officeooo:rsid="001f07ad"/>
    </style:style>
    <style:style style:name="T90" style:family="text">
      <style:text-properties officeooo:rsid="001be98f"/>
    </style:style>
    <style:style style:name="T91" style:family="text">
      <style:text-properties officeooo:rsid="001ce2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ntity Types:</text:p>
      <text:p text:style-name="P4">00 00 : 0 ?</text:p>
      <text:p text:style-name="P4">00 01 : N/A</text:p>
      <text:p text:style-name="P4">00 02 : Scenery</text:p>
      <text:p text:style-name="P4">00 03 : Player Spawn</text:p>
      <text:p text:style-name="P4">00 04 : N/A</text:p>
      <text:p text:style-name="P4">00 05 : Creatures</text:p>
      <text:p text:style-name="P4">00 06 : N/A</text:p>
      <text:p text:style-name="P4">00 07 : Weather</text:p>
      <text:p text:style-name="P4">00 08 : N/A</text:p>
      <text:p text:style-name="P4">00 09 : N/A</text:p>
      <text:p text:style-name="P4">00 0A : Effects</text:p>
      <text:p text:style-name="P4">00 0B : Switches</text:p>
      <text:p text:style-name="P4">00 0C : Spells</text:p>
      <text:p text:style-name="P4">00 0D : N/A</text:p>
      <text:p text:style-name="P4">00 0E : N/A</text:p>
      <text:p text:style-name="P4">00 0F : N/A </text:p>
      <text:p text:style-name="P4"/>
      <text:p text:style-name="P5"/>
      <text:p text:style-name="P47"><text:span text:style-name="T2">0x</text:span><text:span text:style-name="T1">02-</text:span>Scenery Subtypes</text:p>
      <text:p text:style-name="P5">0- tree</text:p>
      <text:p text:style-name="P5">1- statue1</text:p>
      <text:p text:style-name="P5">2- stonehange</text:p>
      <text:p text:style-name="P5">3- statue2</text:p>
      <text:p text:style-name="P5">4- small carpet1</text:p>
      <text:p text:style-name="P5">5- small carpet2</text:p>
      <text:p text:style-name="P5">6-</text:p>
      <text:p text:style-name="P5">7- barrel</text:p>
      <text:p text:style-name="P5">8- vase</text:p>
      <text:p text:style-name="P49">0x03-Player Spawn</text:p>
      <text:p text:style-name="P4"/>
      <text:p text:style-name="P4"/>
      <text:p text:style-name="P48"><text:span text:style-name="T2">0x05-</text:span>Creatures Subtypes</text:p>
      <text:p text:style-name="P4">0 - flying worm</text:p>
      <text:p text:style-name="P4">1 - goat</text:p>
      <text:p text:style-name="P4">2 - bee</text:p>
      <text:p text:style-name="P4">3 - worm</text:p>
      <text:p text:style-name="P4">4 - archer</text:p>
      <text:p text:style-name="P4">6 - ?Crab?</text:p>
      <text:p text:style-name="P4">7 - ?Kraken?</text:p>
      <text:p text:style-name="P4">8 - ?Griffon?</text:p>
      <text:p text:style-name="P4">9 - ?skeleton? archer2</text:p>
      <text:p text:style-name="P4">10 - ?Emu?</text:p>
      <text:p text:style-name="P4">11 - ?Genie?</text:p>
      <text:p text:style-name="P4">12 - Builder(villiger)</text:p>
      <text:p text:style-name="P4">13 - Townie(villiger)</text:p>
      <text:p text:style-name="P4">14 - Trader(villiger)</text:p>
      <text:p text:style-name="P4">15 - exploded humans(with hair flag)</text:p>
      <text:p text:style-name="P4">16 - wyvern</text:p>
      <text:p text:style-name="P4">17 - strong leon creature</text:p>
      <text:p text:style-name="P4">18 - head</text:p>
      <text:p text:style-name="P4">19 - firefly</text:p>
      <text:p text:style-name="P4">20 - spider</text:p>
      <text:p text:style-name="P4">21 - skiping diablos</text:p>
      <text:p text:style-name="P4">22 - flying mana</text:p>
      <text:p text:style-name="P4">23 - ballons</text:p>
      <text:p text:style-name="P4">24 -</text:p>
      <text:p text:style-name="P4">25 - flying creatures</text:p>
      <text:p text:style-name="P4">26 - mumie</text:p>
      <text:p text:style-name="P4">27 - big dragon</text:p>
      <text:p text:style-name="P4">28 - mana</text:p>
      <text:p text:style-name="P4">29 -</text:p>
      <text:p text:style-name="P4">30 -</text:p>
      <text:p text:style-name="P4"/>
      <text:p text:style-name="P12"/>
      <text:p text:style-name="P50">0x0A-Effects</text:p>
      <text:p text:style-name="P12"/>
      <text:p text:style-name="P6"><text:span text:style-name="T3">0x0A,0x</text:span><text:span text:style-name="T24">0</text:span><text:span text:style-name="T3">1 </text:span><text:span text:style-name="T40">quick fair</text:span></text:p>
      <text:p text:style-name="P24"><text:span text:style-name="T29">DisId:</text:span><text:span text:style-name="T30">same as id </text:span><text:span text:style-name="T31">switch</text:span></text:p>
      <text:p text:style-name="P17"><text:span text:style-name="T27">Stag</text:span>:<text:span text:style-name="T27">same as id </text:span><text:span text:style-name="T41">switch</text:span></text:p>
      <text:p text:style-name="P19"/>
      <text:p text:style-name="P7"><text:span text:style-name="T3">0x0A,0x</text:span><text:span text:style-name="T24">0</text:span><text:span text:style-name="T25">5 </text:span>?<text:span text:style-name="T26">sound</text:span></text:p>
      <text:p text:style-name="P17">DisId:<text:span text:style-name="T27">same as id </text:span><text:span text:style-name="T41">switch</text:span></text:p>
      <text:p text:style-name="P17"><text:span text:style-name="T27">Stag</text:span>:<text:span text:style-name="T27">same as id </text:span><text:span text:style-name="T41">switch</text:span></text:p>
      <text:p text:style-name="P18">PAR1:1 – <text:span text:style-name="T44">sound id?</text:span></text:p>
      <text:p text:style-name="P4"/>
      <text:p text:style-name="P4"><text:span text:style-name="T3">0x0A,0x1D-</text:span>Path<text:span text:style-name="T4">(visual path)</text:span></text:p>
      <text:p text:style-name="P1">DisId:0xffff</text:p>
      <text:p text:style-name="P3"><text:span text:style-name="T4">S</text:span><text:span text:style-name="T88">t</text:span><text:span text:style-name="T4">ag</text:span>:<text:span text:style-name="T21">1</text:span></text:p>
      <text:p text:style-name="P14"><text:span text:style-name="T22">par1</text:span><text:span text:style-name="T20">:next</text:span></text:p>
      <text:p text:style-name="P32"><text:span text:style-name="T22">par2</text:span><text:span text:style-name="T20">:previous</text:span></text:p>
      <text:p text:style-name="P32"/>
      <text:p text:style-name="P15"><text:span text:style-name="T5">0x0A,0x</text:span><text:span text:style-name="T6">2</text:span><text:span text:style-name="T5">D-</text:span><text:span text:style-name="T6">Terrain Modification</text:span></text:p>
      <text:p text:style-name="P2">DisId:0xffff</text:p>
      <text:p text:style-name="P15"><text:span text:style-name="T4">StageTag</text:span><text:span text:style-name="T20">:0xffff</text:span></text:p>
      <text:p text:style-name="P15"><text:span text:style-name="T22">par1</text:span><text:span text:style-name="T20">:</text:span><text:span text:style-name="T4">subsub</text:span><text:span text:style-name="T23">type</text:span></text:p>
      <text:p text:style-name="P15"/>
      <text:p text:style-name="P15"/>
      <text:p text:style-name="P15"/>
      <text:p text:style-name="P65"><text:span text:style-name="T5">0x0A,0x</text:span><text:span text:style-name="T7">3</text:span><text:span text:style-name="T9">B</text:span><text:span text:style-name="T5">-</text:span><text:span text:style-name="T10">Smoke</text:span></text:p>
      <text:p text:style-name="P66">DisId:<text:span text:style-name="T27">same as id </text:span><text:span text:style-name="T41">switch</text:span></text:p>
      <text:p text:style-name="P66"><text:span text:style-name="T27">Stag</text:span><text:span text:style-name="T89">:</text:span><text:span text:style-name="T27">same as id </text:span><text:span text:style-name="T41">switch</text:span></text:p>
      <text:p text:style-name="P67"><text:span text:style-name="T3">0x0A,0x</text:span><text:span text:style-name="T90">3C</text:span><text:span text:style-name="T3">-</text:span><text:span text:style-name="T91">Smoke</text:span><text:span text:style-name="T89">2</text:span></text:p>
      <text:p text:style-name="P53"><text:span text:style-name="T10">0x0</text:span><text:span text:style-name="T11">B</text:span><text:span text:style-name="T10">-</text:span><text:span text:style-name="T12">Switches</text:span></text:p>
      <text:p text:style-name="P10"/>
      <text:p text:style-name="P8"><text:span text:style-name="T3">0x0</text:span><text:span text:style-name="T43">B</text:span><text:span text:style-name="T3">,0x</text:span><text:span text:style-name="T24">0</text:span><text:span text:style-name="T42">0 swit</text:span><text:span text:style-name="T45">c</text:span><text:span text:style-name="T42">h on</text:span></text:p>
      <text:p text:style-name="P25"><text:span text:style-name="T32">10</text:span><text:span text:style-name="T29">:</text:span><text:span text:style-name="T33">distance </text:span><text:span text:style-name="T34">from player</text:span></text:p>
      <text:p text:style-name="P25"><text:span text:style-name="T30">Stag</text:span><text:span text:style-name="T29">:</text:span><text:span text:style-name="T32">id switch</text:span></text:p>
      <text:p text:style-name="P20"/>
      <text:p text:style-name="P9"><text:span text:style-name="T3">0x0</text:span><text:span text:style-name="T43">B</text:span><text:span text:style-name="T3">,0x</text:span><text:span text:style-name="T24">0</text:span><text:span text:style-name="T45">1</text:span><text:span text:style-name="T42"> swit</text:span><text:span text:style-name="T45">c</text:span><text:span text:style-name="T42">h on</text:span></text:p>
      <text:p text:style-name="P26"><text:span text:style-name="T32">10</text:span><text:span text:style-name="T29">:</text:span><text:span text:style-name="T34">0x40</text:span><text:span text:style-name="T32"> ?</text:span><text:span text:style-name="T33">distance</text:span></text:p>
      <text:p text:style-name="P26"><text:span text:style-name="T30">Stag</text:span><text:span text:style-name="T29">:</text:span><text:span text:style-name="T32">id switch</text:span></text:p>
      <text:p text:style-name="P52">0x<text:span text:style-name="T48">E</text:span> - <text:span text:style-name="T46">scrolls</text:span></text:p>
      <text:p text:style-name="P21"/>
      <text:p text:style-name="P13"><text:span text:style-name="T3">0x0</text:span><text:span text:style-name="T49">E</text:span><text:span text:style-name="T3">,0x</text:span><text:span text:style-name="T24">0</text:span><text:span text:style-name="T49">3</text:span><text:span text:style-name="T42"> </text:span><text:span text:style-name="T49">end portal</text:span></text:p>
      <text:p text:style-name="P13"/>
      <text:p text:style-name="P31"><text:span text:style-name="T5">0x0</text:span><text:span text:style-name="T13">E</text:span><text:span text:style-name="T5">,0x</text:span><text:span text:style-name="T14">0</text:span><text:span text:style-name="T15">5</text:span><text:span text:style-name="T16"> </text:span><text:span text:style-name="T15">scrolls</text:span></text:p>
      <text:p text:style-name="P30"><text:span text:style-name="T36">par1</text:span><text:span text:style-name="T29">:</text:span><text:span text:style-name="T37">type of spell ?</text:span></text:p>
      <text:p text:style-name="P16"/>
      <text:p text:style-name="P51">0xF - <text:span text:style-name="T46">scrolls</text:span></text:p>
      <text:p text:style-name="P27">subtype:0x0</text:p>
      <text:p text:style-name="P28">subtype:0x<text:span text:style-name="T47">2</text:span></text:p>
      <text:p text:style-name="P29">subtype:0x<text:span text:style-name="T48">3</text:span></text:p>
      <text:p text:style-name="P28"><text:span text:style-name="T30">Stag</text:span><text:span text:style-name="T29">:</text:span><text:span text:style-name="T35">0x1</text:span></text:p>
      <text:p text:style-name="P54">Ingame:</text:p>
      <text:p text:style-name="P11"><text:span text:style-name="T3">0x0A,0x1</text:span><text:span text:style-name="T50">E</text:span><text:span text:style-name="T3">-</text:span>Path<text:span text:style-name="T4">(visual path-</text:span><text:span text:style-name="T50">ingame</text:span><text:span text:style-name="T4">)</text:span></text:p>
      <text:p text:style-name="P23">0x45:0x20</text:p>
      <text:p text:style-name="P23"/>
      <text:p text:style-name="P33"><text:span text:style-name="T5">0x0A,</text:span><text:span text:style-name="T52">0x</text:span><text:span text:style-name="T53">2D</text:span><text:span text:style-name="T5">-</text:span><text:span text:style-name="T53">Terrain modification</text:span></text:p>
      <text:p text:style-name="P22"><text:span text:style-name="T47">0x45:0x</text:span><text:span text:style-name="T51">33</text:span></text:p>
      <text:p text:style-name="P40"/>
      <text:p text:style-name="P33"><text:span text:style-name="T52">0x0</text:span><text:span text:style-name="T53">B</text:span><text:span text:style-name="T5">,</text:span><text:span text:style-name="T53">same as noningame</text:span><text:span text:style-name="T5">-</text:span><text:span text:style-name="T53">switch</text:span></text:p>
      <text:p text:style-name="P22"><text:span text:style-name="T57">0x45:</text:span><text:span text:style-name="T51">same as noningame</text:span></text:p>
      <text:p text:style-name="P40"/>
      <text:p text:style-name="P43"><text:span text:style-name="T52">0x0</text:span><text:span text:style-name="T54">5</text:span><text:span text:style-name="T5">,</text:span><text:span text:style-name="T72">0x1-Creature</text:span></text:p>
      <text:p text:style-name="P43"><text:span text:style-name="T60">0x45:</text:span><text:span text:style-name="T61">0x9</text:span></text:p>
      <text:p text:style-name="P56"/>
      <text:p text:style-name="P44"><text:span text:style-name="T52">0x0</text:span><text:span text:style-name="T54">5</text:span><text:span text:style-name="T5">,</text:span><text:span text:style-name="T72">0x</text:span><text:span text:style-name="T73">D</text:span><text:span text:style-name="T72">-</text:span><text:span text:style-name="T73">Villiger</text:span></text:p>
      <text:p text:style-name="P44"><text:span text:style-name="T60">0x45:</text:span><text:span text:style-name="T61">0x</text:span><text:span text:style-name="T62">69</text:span></text:p>
      <text:p text:style-name="P57"/>
      <text:p text:style-name="P45"><text:span text:style-name="T52">0x</text:span><text:span text:style-name="T55">A</text:span><text:span text:style-name="T5">,</text:span><text:span text:style-name="T72">0x</text:span><text:span text:style-name="T78">D</text:span><text:span text:style-name="T72">-</text:span><text:span text:style-name="T77">Add</text:span><text:span text:style-name="T74">Smoke</text:span><text:span text:style-name="T78">1</text:span></text:p>
      <text:p text:style-name="P45"><text:span text:style-name="T60">0x45:</text:span><text:span text:style-name="T61">0x</text:span><text:span text:style-name="T66">D</text:span></text:p>
      <text:p text:style-name="P45"><text:span text:style-name="T66"/></text:p>
      <text:p text:style-name="P64"><text:span text:style-name="T52">0x</text:span><text:span text:style-name="T55">A</text:span><text:span text:style-name="T5">,</text:span><text:span text:style-name="T72">0x</text:span><text:span text:style-name="T78">E</text:span><text:span text:style-name="T72">-</text:span><text:span text:style-name="T77">Add</text:span><text:span text:style-name="T74">Smoke</text:span><text:span text:style-name="T78">2</text:span></text:p>
      <text:p text:style-name="P64"><text:span text:style-name="T60">0x45:</text:span><text:span text:style-name="T61">0x</text:span><text:span text:style-name="T66">E</text:span></text:p>
      <text:p text:style-name="P45"><text:span text:style-name="T63"/></text:p>
      <text:p text:style-name="P63"><text:span text:style-name="T52">0x</text:span><text:span text:style-name="T55">A</text:span><text:span text:style-name="T5">,</text:span><text:span text:style-name="T72">0x</text:span><text:span text:style-name="T74">3C</text:span><text:span text:style-name="T72">-</text:span><text:span text:style-name="T77">Set</text:span><text:span text:style-name="T74">Smoke</text:span></text:p>
      <text:p text:style-name="P63"><text:span text:style-name="T60">0x45:</text:span></text:p>
      <text:p text:style-name="P58"/>
      <text:p text:style-name="P46"><text:span text:style-name="T52">0x</text:span><text:span text:style-name="T55">A</text:span><text:span text:style-name="T5">,</text:span><text:span text:style-name="T17">type</text:span><text:span text:style-name="T72">-</text:span><text:span text:style-name="T75">Spell</text:span></text:p>
      <text:p text:style-name="P46"><text:span text:style-name="T60">0x45:</text:span><text:span text:style-name="T64">type*3</text:span></text:p>
      <text:p text:style-name="P59"/>
      <text:p text:style-name="P61"><text:span text:style-name="T52">0x0</text:span><text:span text:style-name="T56">3</text:span><text:span text:style-name="T5">,</text:span><text:span text:style-name="T72">0x</text:span><text:span text:style-name="T76">0</text:span><text:span text:style-name="T72">-</text:span><text:span text:style-name="T76">Player</text:span></text:p>
      <text:p text:style-name="P61"><text:span text:style-name="T60">0x45:</text:span><text:span text:style-name="T61">0x</text:span><text:span text:style-name="T65">0</text:span></text:p>
      <text:p text:style-name="P34"/>
      <text:p text:style-name="P55">Order of creating:</text:p>
      <text:p text:style-name="P35">1)</text:p>
      <text:p text:style-name="P35">DisId:-1</text:p>
      <text:p text:style-name="P35">Type:0xA</text:p>
      <text:p text:style-name="P35"><text:span text:style-name="T70">S</text:span><text:span text:style-name="T69">ubtype:0x5</text:span><text:span text:style-name="T70">2</text:span></text:p>
      <text:p text:style-name="P37"><text:span text:style-name="T38">(</text:span><text:span text:style-name="T28">not in level 1)</text:span></text:p>
      <text:p text:style-name="P39"/>
      <text:p text:style-name="P38"><text:span text:style-name="T71">2</text:span><text:span text:style-name="T70">)?(</text:span><text:span text:style-name="T85">sub_498A0</text:span><text:span text:style-name="T70">)</text:span></text:p>
      <text:p text:style-name="P35"/>
      <text:p text:style-name="P35"><text:span text:style-name="T39">3</text:span><text:span text:style-name="T28">)</text:span></text:p>
      <text:p text:style-name="P35">DisId:-1</text:p>
      <text:p text:style-name="P35">Type:0xA</text:p>
      <text:p text:style-name="P35"><text:span text:style-name="T79">S</text:span>ubtype:0x<text:span text:style-name="T86">9</text:span>,0xB,0x0F,<text:span text:style-name="T86">0x1D..</text:span>0x20,0x32,0x33,0x53..0x55,0x58</text:p>
      <text:p text:style-name="P35"/>
      <text:p text:style-name="P35"><text:span text:style-name="T71">4</text:span><text:span text:style-name="T70">)?(</text:span><text:span text:style-name="T80">sub_498A0</text:span><text:span text:style-name="T70">)</text:span></text:p>
      <text:p text:style-name="P35"/>
      <text:p text:style-name="P35"><text:span text:style-name="T39">5</text:span><text:span text:style-name="T28">)</text:span></text:p>
      <text:p text:style-name="P35">DisId:-1</text:p>
      <text:p text:style-name="P35">Type:0xA</text:p>
      <text:p text:style-name="P35"><text:span text:style-name="T79">S</text:span>ubtype:0x<text:span text:style-name="T79">50</text:span> or 0x<text:span text:style-name="T79">51</text:span></text:p>
      <text:p text:style-name="P35"/>
      <text:p text:style-name="P35"><text:span text:style-name="T71">6</text:span><text:span text:style-name="T70">)?(</text:span><text:span text:style-name="T80">sub_498A0</text:span><text:span text:style-name="T70">)</text:span></text:p>
      <text:p text:style-name="P35"/>
      <text:p text:style-name="P35"><text:span text:style-name="T59">7</text:span><text:span text:style-name="T28">)</text:span></text:p>
      <text:p text:style-name="P35">DisId:-1</text:p>
      <text:p text:style-name="P35">Type:0xA</text:p>
      <text:p text:style-name="P35"><text:span text:style-name="T79">S</text:span>ubtype:0x<text:span text:style-name="T79">2</text:span> or 0x<text:span text:style-name="T79">E</text:span></text:p>
      <text:p text:style-name="P35"/>
      <text:p text:style-name="P35"><text:span text:style-name="T68">8</text:span><text:span text:style-name="T79">)?(</text:span><text:span text:style-name="T80">sub_498A0</text:span><text:span text:style-name="T79">)</text:span></text:p>
      <text:p text:style-name="P35"/>
      <text:p text:style-name="P36"><text:span text:style-name="T59">9</text:span><text:span text:style-name="T28">)</text:span></text:p>
      <text:p text:style-name="P36">DisId:-1</text:p>
      <text:p text:style-name="P36">Type:0xA</text:p>
      <text:p text:style-name="P36"><text:span text:style-name="T79">S</text:span>ubtype:0x<text:span text:style-name="T79">1B</text:span> or 0x<text:span text:style-name="T79">1C</text:span></text:p>
      <text:p text:style-name="P36"/>
      <text:p text:style-name="P36"><text:span text:style-name="T68">10</text:span><text:span text:style-name="T79">)?(</text:span><text:span text:style-name="T80">sub_498A0</text:span><text:span text:style-name="T79">)</text:span></text:p>
      <text:p text:style-name="P36"/>
      <text:p text:style-name="P36"><text:span text:style-name="T58">1</text:span><text:span text:style-name="T59">1</text:span><text:span text:style-name="T28">)</text:span></text:p>
      <text:p text:style-name="P36">DisId:-1</text:p>
      <text:p text:style-name="P36">Type:0xA</text:p>
      <text:p text:style-name="P36"><text:span text:style-name="T79">S</text:span>ubtype:0x<text:span text:style-name="T79">2D</text:span></text:p>
      <text:p text:style-name="P36"><text:span text:style-name="T81">str_D93C0_bldgprmbuffer</text:span><text:span text:style-name="T82">&amp;10</text:span></text:p>
      <text:p text:style-name="P36"/>
      <text:p text:style-name="P36"><text:span text:style-name="T67">1</text:span><text:span text:style-name="T68">2</text:span><text:span text:style-name="T79">)?(</text:span><text:span text:style-name="T80">sub_498A0</text:span><text:span text:style-name="T79">)</text:span></text:p>
      <text:p text:style-name="P36"/>
      <text:p text:style-name="P36"><text:span text:style-name="T58">1</text:span><text:span text:style-name="T59">3</text:span><text:span text:style-name="T28">)</text:span></text:p>
      <text:p text:style-name="P36">DisId:-1</text:p>
      <text:p text:style-name="P36">Type:0xA</text:p>
      <text:p text:style-name="P36"><text:span text:style-name="T79">S</text:span>ubtype:0x<text:span text:style-name="T79">2D</text:span></text:p>
      <text:p text:style-name="P36"><text:span text:style-name="T81">!str_D93C0_bldgprmbuffer</text:span><text:span text:style-name="T82">&amp;10</text:span></text:p>
      <text:p text:style-name="P41"/>
      <text:p text:style-name="P42"><text:span text:style-name="T83">1</text:span><text:span text:style-name="T84">4</text:span><text:span text:style-name="T83">)?(sub_498A0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54:46.460000000</meta:creation-date>
    <dc:date>2021-03-13T14:27:19.015000000</dc:date>
    <meta:editing-duration>PT13H24M15S</meta:editing-duration>
    <meta:editing-cycles>44</meta:editing-cycles>
    <meta:generator>LibreOffice/7.0.1.2$Windows_X86_64 LibreOffice_project/7cbcfc562f6eb6708b5ff7d7397325de9e764452</meta:generator>
    <meta:document-statistic meta:table-count="0" meta:image-count="0" meta:object-count="0" meta:page-count="10" meta:paragraph-count="156" meta:word-count="349" meta:character-count="2178" meta:non-whitespace-character-count="1983"/>
  </office:meta>
</office:document-meta>
</file>